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4451in" table:align="right" style:writing-mode="rl-tb"/>
    </style:style>
    <style:style style:name="Table1.A" style:family="table-column">
      <style:table-column-properties style:column-width="3.4438in"/>
    </style:style>
    <style:style style:name="Table1.B" style:family="table-column">
      <style:table-column-properties style:column-width="1.0028in"/>
    </style:style>
    <style:style style:name="Table1.C" style:family="table-column">
      <style:table-column-properties style:column-width="1.0611in"/>
    </style:style>
    <style:style style:name="Table1.D" style:family="table-column">
      <style:table-column-properties style:column-width="0.9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 fo:text-align="end" style:justify-single-word="false"/>
      <style:text-properties officeooo:rsid="03ef406b" officeooo:paragraph-rsid="042cd28c"/>
    </style:style>
    <style:style style:name="P4" style:family="paragraph" style:parent-style-name="Text_20_body">
      <style:paragraph-properties fo:line-height="100%"/>
      <style:text-properties officeooo:rsid="04202c6b" officeooo:paragraph-rsid="04356226"/>
    </style:style>
    <style:style style:name="P5" style:family="paragraph" style:parent-style-name="Text_20_body">
      <style:paragraph-properties fo:line-height="100%" fo:text-align="end" style:justify-single-word="false"/>
      <style:text-properties officeooo:rsid="03dbfc0a" officeooo:paragraph-rsid="04a7a5e8"/>
    </style:style>
    <style:style style:name="P6" style:family="paragraph" style:parent-style-name="Text_20_body">
      <style:paragraph-properties fo:line-height="100%"/>
      <style:text-properties officeooo:rsid="04af6545" officeooo:paragraph-rsid="04af6545"/>
    </style:style>
    <style:style style:name="P7" style:family="paragraph" style:parent-style-name="Text_20_body">
      <style:paragraph-properties fo:line-height="100%"/>
      <style:text-properties officeooo:rsid="04228bf6" officeooo:paragraph-rsid="04356226"/>
    </style:style>
    <style:style style:name="P8" style:family="paragraph" style:parent-style-name="Text_20_body">
      <style:paragraph-properties fo:line-height="100%"/>
      <style:text-properties officeooo:rsid="04a01143" officeooo:paragraph-rsid="04a01143"/>
    </style:style>
    <style:style style:name="P9" style:family="paragraph" style:parent-style-name="Text_20_body">
      <style:paragraph-properties fo:line-height="100%"/>
      <style:text-properties officeooo:rsid="04ba8917" officeooo:paragraph-rsid="04ba8917"/>
    </style:style>
    <style:style style:name="P10" style:family="paragraph" style:parent-style-name="Heading_20_2">
      <style:paragraph-properties fo:margin-top="0in" fo:margin-bottom="0.0181in" loext:contextual-spacing="false" fo:line-height="100%"/>
      <style:text-properties officeooo:rsid="03ed1c62" officeooo:paragraph-rsid="04818416"/>
    </style:style>
    <style:style style:name="P11" style:family="paragraph" style:parent-style-name="Text_20_body">
      <style:paragraph-properties fo:margin-top="0in" fo:margin-bottom="0.0181in" loext:contextual-spacing="false" fo:line-height="100%"/>
      <style:text-properties officeooo:rsid="03ed1c62" officeooo:paragraph-rsid="04a7a5e8"/>
    </style:style>
    <style:style style:name="P12" style:family="paragraph" style:parent-style-name="Table_20_Contents">
      <style:paragraph-properties fo:line-height="100%" fo:text-align="center" style:justify-single-word="false"/>
      <style:text-properties officeooo:rsid="041d270a" officeooo:paragraph-rsid="041d270a"/>
    </style:style>
    <style:style style:name="P13" style:family="paragraph" style:parent-style-name="Table_20_Contents">
      <style:paragraph-properties fo:line-height="100%" fo:text-align="center" style:justify-single-word="false"/>
      <style:text-properties officeooo:rsid="041e349b" officeooo:paragraph-rsid="041e349b"/>
    </style:style>
    <style:style style:name="P14" style:family="paragraph" style:parent-style-name="Table_20_Contents">
      <style:paragraph-properties fo:line-height="100%" fo:text-align="center" style:justify-single-word="false"/>
      <style:text-properties officeooo:rsid="041f6888" officeooo:paragraph-rsid="041f6888"/>
    </style:style>
    <style:style style:name="P15" style:family="paragraph" style:parent-style-name="Table_20_Contents">
      <style:paragraph-properties fo:line-height="100%" fo:text-align="center" style:justify-single-word="false"/>
      <style:text-properties officeooo:paragraph-rsid="04a7a5e8"/>
    </style:style>
    <style:style style:name="P16" style:family="paragraph" style:parent-style-name="Table_20_Contents">
      <style:paragraph-properties fo:line-height="100%" fo:text-align="center" style:justify-single-word="false"/>
      <style:text-properties officeooo:rsid="03e873f6" officeooo:paragraph-rsid="04a7a5e8"/>
    </style:style>
    <style:style style:name="P17" style:family="paragraph" style:parent-style-name="Table_20_Contents">
      <style:paragraph-properties fo:line-height="100%" fo:text-align="center" style:justify-single-word="false"/>
      <style:text-properties officeooo:rsid="03e848e0" officeooo:paragraph-rsid="04a7a5e8"/>
    </style:style>
    <style:style style:name="P18" style:family="paragraph" style:parent-style-name="Table_20_Contents">
      <style:paragraph-properties fo:line-height="100%" fo:text-align="center" style:justify-single-word="false"/>
      <style:text-properties officeooo:rsid="03e98464" officeooo:paragraph-rsid="04a7a5e8"/>
    </style:style>
    <style:style style:name="P19" style:family="paragraph" style:parent-style-name="Standard">
      <style:paragraph-properties fo:line-height="100%"/>
      <style:text-properties officeooo:rsid="03eb354c" officeooo:paragraph-rsid="04a7a5e8"/>
    </style:style>
    <style:style style:name="P20" style:family="paragraph" style:parent-style-name="Heading_20_2">
      <style:paragraph-properties fo:break-before="page"/>
    </style:style>
    <style:style style:name="P21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style:font-name="David CLM" fo:font-weight="normal" officeooo:rsid="06c09964" officeooo:paragraph-rsid="04bf9a7a" style:font-weight-asian="normal" style:font-name-complex="David CLM" style:font-weight-complex="normal"/>
    </style:style>
    <style:style style:name="P22" style:family="paragraph" style:parent-style-name="Standard" style:list-style-name="L1">
      <style:paragraph-properties fo:margin-top="0in" fo:margin-bottom="0in" loext:contextual-spacing="false" fo:line-height="100%" fo:text-align="start" style:justify-single-word="false" style:writing-mode="lr-tb"/>
      <style:text-properties officeooo:paragraph-rsid="04c71b76"/>
    </style:style>
    <style:style style:name="P23" style:family="paragraph" style:parent-style-name="Text_20_body">
      <style:paragraph-properties fo:line-height="100%"/>
      <style:text-properties officeooo:rsid="04471d2d" officeooo:paragraph-rsid="04471d2d"/>
    </style:style>
    <style:style style:name="P24" style:family="paragraph" style:parent-style-name="Text_20_body">
      <style:paragraph-properties fo:line-height="100%"/>
      <style:text-properties officeooo:rsid="04c19bce" officeooo:paragraph-rsid="04c19bce"/>
    </style:style>
    <style:style style:name="P25" style:family="paragraph" style:parent-style-name="Text_20_body">
      <style:text-properties officeooo:rsid="04c7bb05" officeooo:paragraph-rsid="04c7ccb4"/>
    </style:style>
    <style:style style:name="P26" style:family="paragraph" style:parent-style-name="Text_20_body">
      <style:text-properties officeooo:rsid="04c7bb05" officeooo:paragraph-rsid="04cc9ec6"/>
    </style:style>
    <style:style style:name="P27" style:family="paragraph" style:parent-style-name="Text_20_body">
      <style:text-properties officeooo:rsid="04c7bb05" officeooo:paragraph-rsid="04d31963"/>
    </style:style>
    <style:style style:name="P28" style:family="paragraph" style:parent-style-name="Text_20_body">
      <style:text-properties officeooo:rsid="049395cc" officeooo:paragraph-rsid="049395cc"/>
    </style:style>
    <style:style style:name="P29" style:family="paragraph" style:parent-style-name="Text_20_body">
      <style:text-properties officeooo:rsid="04cc9ec6" officeooo:paragraph-rsid="04cc9ec6"/>
    </style:style>
    <style:style style:name="P30" style:family="paragraph" style:parent-style-name="Text_20_body">
      <style:text-properties officeooo:rsid="04d57ee7" officeooo:paragraph-rsid="04d57ee7"/>
    </style:style>
    <style:style style:name="P31" style:family="paragraph" style:parent-style-name="Text_20_body" style:list-style-name="L1">
      <style:paragraph-properties fo:margin-top="0in" fo:margin-bottom="0in" loext:contextual-spacing="false" fo:line-height="100%" fo:text-align="start" style:justify-single-word="false" style:writing-mode="lr-tb"/>
      <style:text-properties officeooo:paragraph-rsid="04bf9a7a"/>
    </style:style>
    <style:style style:name="P32" style:family="paragraph" style:parent-style-name="Text_20_body">
      <style:paragraph-properties fo:text-align="start" style:justify-single-word="false" style:writing-mode="lr-tb"/>
      <style:text-properties officeooo:rsid="04c7bb05" officeooo:paragraph-rsid="04c7bb05"/>
    </style:style>
    <style:style style:name="P33" style:family="paragraph" style:parent-style-name="Text_20_body">
      <style:paragraph-properties fo:text-align="start" style:justify-single-word="false" style:writing-mode="lr-tb"/>
      <style:text-properties officeooo:rsid="04c7bb05" officeooo:paragraph-rsid="04c7ccb4"/>
    </style:style>
    <style:style style:name="P34" style:family="paragraph" style:parent-style-name="Text_20_body">
      <style:paragraph-properties fo:text-align="start" style:justify-single-word="false" style:writing-mode="lr-tb"/>
      <style:text-properties officeooo:rsid="04c7bb05" officeooo:paragraph-rsid="04d31963"/>
    </style:style>
    <style:style style:name="P35" style:family="paragraph" style:parent-style-name="Text_20_body">
      <style:paragraph-properties fo:text-align="start" style:justify-single-word="false" style:writing-mode="lr-tb"/>
      <style:text-properties officeooo:rsid="04c7ccb4" officeooo:paragraph-rsid="04c7ccb4"/>
    </style:style>
    <style:style style:name="P36" style:family="paragraph" style:parent-style-name="Text_20_body">
      <style:paragraph-properties fo:text-align="start" style:justify-single-word="false" style:writing-mode="lr-tb"/>
      <style:text-properties officeooo:rsid="04c7ccb4" officeooo:paragraph-rsid="04d31963"/>
    </style:style>
    <style:style style:name="P37" style:family="paragraph" style:parent-style-name="Text_20_body">
      <style:paragraph-properties fo:text-align="start" style:justify-single-word="false" style:writing-mode="lr-tb"/>
      <style:text-properties officeooo:rsid="04c96a29" officeooo:paragraph-rsid="04c96a29"/>
    </style:style>
    <style:style style:name="P38" style:family="paragraph" style:parent-style-name="Text_20_body">
      <style:paragraph-properties fo:text-align="start" style:justify-single-word="false" style:writing-mode="lr-tb"/>
      <style:text-properties officeooo:rsid="04c96a29" officeooo:paragraph-rsid="04d31963"/>
    </style:style>
    <style:style style:name="P39" style:family="paragraph" style:parent-style-name="Text_20_body">
      <style:paragraph-properties fo:text-align="end" style:justify-single-word="false" style:writing-mode="rl-tb"/>
      <style:text-properties officeooo:rsid="04c7bb05" officeooo:paragraph-rsid="04c7bb05"/>
    </style:style>
    <style:style style:name="P40" style:family="paragraph" style:parent-style-name="Text_20_body">
      <style:paragraph-properties fo:text-align="end" style:justify-single-word="false" style:writing-mode="rl-tb"/>
      <style:text-properties officeooo:rsid="04c7ccb4" officeooo:paragraph-rsid="04c7ccb4"/>
    </style:style>
    <style:style style:name="P41" style:family="paragraph" style:parent-style-name="Text_20_body">
      <style:paragraph-properties fo:text-align="end" style:justify-single-word="false" style:writing-mode="rl-tb"/>
      <style:text-properties officeooo:rsid="04c96a29" officeooo:paragraph-rsid="04c96a29"/>
    </style:style>
    <style:style style:name="P42" style:family="paragraph" style:parent-style-name="Text_20_body">
      <style:paragraph-properties fo:text-align="end" style:justify-single-word="false" style:writing-mode="rl-tb"/>
      <style:text-properties officeooo:rsid="04c96a29" officeooo:paragraph-rsid="04d31963"/>
    </style:style>
    <style:style style:name="P43" style:family="paragraph" style:parent-style-name="Text_20_body">
      <style:paragraph-properties fo:margin-top="0in" fo:margin-bottom="0.0181in" loext:contextual-spacing="false" fo:line-height="100%"/>
      <style:text-properties officeooo:rsid="03ed1c62" officeooo:paragraph-rsid="04a7a5e8"/>
    </style:style>
    <style:style style:name="P44" style:family="paragraph" style:parent-style-name="Heading_20_1">
      <style:paragraph-properties fo:line-height="100%"/>
      <style:text-properties officeooo:rsid="04af6545" officeooo:paragraph-rsid="04af6545"/>
    </style:style>
    <style:style style:name="P45" style:family="paragraph" style:parent-style-name="Heading_20_2">
      <style:text-properties officeooo:paragraph-rsid="04a7a5e8"/>
    </style:style>
    <style:style style:name="P46" style:family="paragraph" style:parent-style-name="Heading_20_2">
      <style:text-properties officeooo:rsid="049395cc" officeooo:paragraph-rsid="04c7bb05"/>
    </style:style>
    <style:style style:name="P47" style:family="paragraph" style:parent-style-name="Heading_20_2">
      <style:text-properties officeooo:rsid="049395cc" officeooo:paragraph-rsid="04d31963"/>
    </style:style>
    <style:style style:name="P48" style:family="paragraph" style:parent-style-name="Heading_20_2">
      <style:text-properties officeooo:rsid="04c7ccb4" officeooo:paragraph-rsid="04c7ccb4"/>
    </style:style>
    <style:style style:name="T1" style:family="text">
      <style:text-properties officeooo:rsid="03e8184d"/>
    </style:style>
    <style:style style:name="T2" style:family="text">
      <style:text-properties officeooo:rsid="03fcb438"/>
    </style:style>
    <style:style style:name="T3" style:family="text">
      <style:text-properties officeooo:rsid="03fde0d0"/>
    </style:style>
    <style:style style:name="T4" style:family="text">
      <style:text-properties officeooo:rsid="0404f5ef"/>
    </style:style>
    <style:style style:name="T5" style:family="text">
      <style:text-properties officeooo:rsid="04064434"/>
    </style:style>
    <style:style style:name="T6" style:family="text">
      <style:text-properties officeooo:rsid="040bcbff"/>
    </style:style>
    <style:style style:name="T7" style:family="text">
      <style:text-properties officeooo:rsid="04219f6b"/>
    </style:style>
    <style:style style:name="T8" style:family="text">
      <style:text-properties officeooo:rsid="04237cd7"/>
    </style:style>
    <style:style style:name="T9" style:family="text">
      <style:text-properties officeooo:rsid="04317472"/>
    </style:style>
    <style:style style:name="T10" style:family="text">
      <style:text-properties officeooo:rsid="0449ea87"/>
    </style:style>
    <style:style style:name="T11" style:family="text">
      <style:text-properties officeooo:rsid="044d13cb"/>
    </style:style>
    <style:style style:name="T12" style:family="text">
      <style:text-properties officeooo:rsid="045feb4e"/>
    </style:style>
    <style:style style:name="T13" style:family="text">
      <style:text-properties officeooo:rsid="04699601"/>
    </style:style>
    <style:style style:name="T14" style:family="text">
      <style:text-properties officeooo:rsid="047f7f13"/>
    </style:style>
    <style:style style:name="T15" style:family="text">
      <style:text-properties officeooo:rsid="048525d6"/>
    </style:style>
    <style:style style:name="T16" style:family="text">
      <style:text-properties officeooo:rsid="0486f5a3"/>
    </style:style>
    <style:style style:name="T17" style:family="text">
      <style:text-properties officeooo:rsid="04958ff0"/>
    </style:style>
    <style:style style:name="T18" style:family="text">
      <style:text-properties officeooo:rsid="04a38263"/>
    </style:style>
    <style:style style:name="T19" style:family="text">
      <style:text-properties officeooo:rsid="04a7fba2"/>
    </style:style>
    <style:style style:name="T20" style:family="text">
      <style:text-properties fo:font-size="12pt" officeooo:rsid="0486f5a3" style:font-size-asian="12pt" style:font-size-complex="12pt"/>
    </style:style>
    <style:style style:name="T21" style:family="text">
      <style:text-properties officeooo:rsid="04ba8917"/>
    </style:style>
    <style:style style:name="T22" style:family="text">
      <style:text-properties officeooo:rsid="04bc6354"/>
    </style:style>
    <style:style style:name="T23" style:family="text">
      <style:text-properties officeooo:rsid="04bcf77c"/>
    </style:style>
    <style:style style:name="T24" style:family="text">
      <style:text-properties style:font-name="David CLM" style:font-name-complex="David CLM"/>
    </style:style>
    <style:style style:name="T25" style:family="text">
      <style:text-properties style:font-name="David CLM" officeooo:rsid="06a342b7" style:font-name-complex="David CLM"/>
    </style:style>
    <style:style style:name="T26" style:family="text">
      <style:text-properties style:font-name="David CLM" fo:font-weight="normal" officeooo:rsid="06c09964" style:font-weight-asian="normal" style:font-name-complex="David CLM" style:font-weight-complex="normal"/>
    </style:style>
    <style:style style:name="T27" style:family="text">
      <style:text-properties style:font-name="David CLM" fo:font-weight="normal" officeooo:rsid="06a342b7" style:font-weight-asian="normal" style:font-name-complex="David CLM" style:font-weight-complex="normal"/>
    </style:style>
    <style:style style:name="T28" style:family="text">
      <style:text-properties style:font-name="David CLM" fo:font-weight="normal" officeooo:rsid="06bea5fc" style:font-weight-asian="normal" style:font-name-complex="David CLM" style:font-weight-complex="normal"/>
    </style:style>
    <style:style style:name="T29" style:family="text">
      <style:text-properties style:font-name="David CLM" fo:font-weight="normal" officeooo:rsid="068d6010" style:font-weight-asian="normal" style:font-name-complex="David CLM" style:font-weight-complex="normal"/>
    </style:style>
    <style:style style:name="T30" style:family="text">
      <style:text-properties style:font-name="David CLM" fo:font-weight="normal" officeooo:rsid="06c04794" style:font-weight-asian="normal" style:font-name-complex="David CLM" style:font-weight-complex="normal"/>
    </style:style>
    <style:style style:name="T31" style:family="text">
      <style:text-properties style:font-name="David CLM" fo:font-weight="normal" officeooo:rsid="04c71b76" style:font-weight-asian="normal" style:font-name-complex="David CLM" style:font-weight-complex="normal"/>
    </style:style>
    <style:style style:name="T32" style:family="text">
      <style:text-properties style:font-name="David CLM" fo:font-weight="bold" officeooo:rsid="06c09964" style:font-weight-asian="normal" style:font-name-complex="David CLM" style:font-weight-complex="normal"/>
    </style:style>
    <style:style style:name="T33" style:family="text">
      <style:text-properties fo:font-weight="bold" officeooo:rsid="04c7ccb4" style:font-weight-asian="bold" style:font-weight-complex="bold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officeooo:rsid="04c7bb05"/>
    </style:style>
    <style:style style:name="T36" style:family="text">
      <style:text-properties officeooo:rsid="04c7ccb4"/>
    </style:style>
    <style:style style:name="T37" style:family="text">
      <style:text-properties officeooo:rsid="04c96a29"/>
    </style:style>
    <style:style style:name="T38" style:family="text">
      <style:text-properties officeooo:rsid="04cc9ec6"/>
    </style:style>
    <style:style style:name="T39" style:family="text">
      <style:text-properties officeooo:rsid="04ce8b40"/>
    </style:style>
    <style:style style:name="T40" style:family="text">
      <style:text-properties officeooo:rsid="04d1e296"/>
    </style:style>
    <style:style style:name="T41" style:family="text">
      <style:text-properties officeooo:rsid="04d26b4a"/>
    </style:style>
    <style:style style:name="T42" style:family="text">
      <style:text-properties officeooo:rsid="04d31963"/>
    </style:style>
    <style:style style:name="T43" style:family="text">
      <style:text-properties officeooo:rsid="04d52812"/>
    </style:style>
    <style:style style:name="T44" style:family="text">
      <style:text-properties officeooo:rsid="04d57ee7"/>
    </style:style>
    <style:style style:name="T45" style:family="text">
      <style:text-properties officeooo:rsid="04d5f91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4" text:outline-level="1"><text:span text:style-name="T22">מטלה</text:span> –<text:span text:style-name="T23"> החלפת בתים וכליות</text:span></text:h>
      <text:p text:style-name="P6">יש לענות על שאלה אחת לבחירתכם.</text:p>
      <text:p text:style-name="Heading_20_2">שאלה 1: החלפת בתים - <text:span text:style-name="T36">יעילות</text:span></text:p>
      <text:p text:style-name="P23"><text:span text:style-name="T15">א. הוכיחו את המשפט: אם כל יחסי ההעדפה הם חזקים (אין אדישות), אז אלגוריתם החלפת הבתים תמיד מחזיר שיבוץ יעיל פארטו.</text:span></text:p>
      <text:p text:style-name="P24">ב. הראו דוגמה שבה המשפט של סעיף א לא נכון, כאשר יחסי ההעדפה הם לא חזקים (<text:span text:style-name="T35">כלומר </text:span>יש אדם שהוא אדיש בין שני בתים).</text:p>
      <text:p text:style-name="P47">שאלה <text:span text:style-name="T42">2</text:span>: <text:span text:style-name="T42">החלפת בתים - תיכנות</text:span></text:p>
      <text:p text:style-name="P27">כיתבו <text:span text:style-name="T38">פונקציה</text:span>, בשפת-תיכנות לבחירתכם או בפסאודו-קוד, <text:span text:style-name="T36">המוצאת מעגל בגרף החלפת בתים. כותרת הפונקציה:</text:span></text:p>
      <text:p text:style-name="P34"><text:span text:style-name="T37">vector&lt;int&gt;</text:span> <text:span text:style-name="T36">find_trading_cycle</text:span>(<text:span text:style-name="T37">vector&lt;vector&lt;int&gt;&gt; preferences</text:span>);</text:p>
      <text:p text:style-name="P42">הניחו שבתחילת הפונקציה, כל אדם i גר בבית i. <text:s/><text:span text:style-name="T35">הפרמטר </text:span><text:span text:style-name="T34">preferences</text:span><text:span text:style-name="T35"> מתאר את ההעדפות של בעלי-הבתים. לכל i, הוקטור preferences[i] מתאר את סדר ההעדפות של אדם i. </text:span>למשל, אם:</text:p>
      <text:p text:style-name="P38">preferences[11] = {15, 13, 11, 7, 8, …}</text:p>
      <text:p text:style-name="P42">המשמעות היא, שאדם מספר 11 הכי רוצה את בית 15, אחריו את בית 13, אחריו את בית 11 (הבית הנוכחי שלו), וכו'..</text:p>
      <text:p text:style-name="P42">הפונקציה מחזירה וקטור המתאר את המעגל, למשל אם מוחזר הוקטור:</text:p>
      <text:p text:style-name="P38">{11, 15, 17, 11}</text:p>
      <text:p text:style-name="P42">המשמעות היא, שאדם 11 מקבל את בית 15, אדם 15 מקבל את בית 17, ואדם 17 מקבל את בית 11.</text:p>
      <text:p text:style-name="P36"/>
      <text:p text:style-name="P45">שאלה <text:span text:style-name="T43">3</text:span>: <text:span text:style-name="T14">החלפת כליות – שני אלגוריתמים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rows-spanned="4" office:value-type="string">
            <text:p text:style-name="P5">בשאלה זו נניח שהתאמה בין תורם לנתרם תלויה רק <text:span text:style-name="T1">בסוג הדם. <text:s text:c="2"/>נתון מאגר-נתונים ובו שלושה זוגות עם סוגי-דם לפי הטבלה בצד שמאל.</text:span></text:p>
            <text:p text:style-name="P19">א. ציירו את הגרף המכוון המתאר את ההתאמות בגרף<text:span text:style-name="T2">.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6">סוג-דם חולה</text:p>
          </table:table-cell>
          <table:table-cell table:style-name="Table1.D1" office:value-type="string">
            <text:p text:style-name="P16">סוג-דם תורם</text:p>
          </table:table-cell>
        </table:table-row>
        <table:table-row>
          <table:covered-table-cell/>
          <table:table-cell table:style-name="Table1.B2" office:value-type="string">
            <text:p text:style-name="P17">זוג ראשון</text:p>
          </table:table-cell>
          <table:table-cell table:style-name="Table1.B2" office:value-type="string">
            <text:p text:style-name="P18">AB</text:p>
          </table:table-cell>
          <table:table-cell table:style-name="Table1.D2" office:value-type="string">
            <text:p text:style-name="P18">O</text:p>
          </table:table-cell>
        </table:table-row>
        <table:table-row>
          <table:covered-table-cell/>
          <table:table-cell table:style-name="Table1.B2" office:value-type="string">
            <text:p text:style-name="P17">זוג שני</text:p>
          </table:table-cell>
          <table:table-cell table:style-name="Table1.B2" office:value-type="string">
            <text:p text:style-name="P18">O</text:p>
          </table:table-cell>
          <table:table-cell table:style-name="Table1.D2" office:value-type="string">
            <text:p text:style-name="P18">A</text:p>
          </table:table-cell>
        </table:table-row>
        <table:table-row>
          <table:covered-table-cell/>
          <table:table-cell table:style-name="Table1.B2" office:value-type="string">
            <text:p text:style-name="P17">זוג שלישי</text:p>
          </table:table-cell>
          <table:table-cell table:style-name="Table1.B2" office:value-type="string">
            <text:p text:style-name="P18">A</text:p>
          </table:table-cell>
          <table:table-cell table:style-name="Table1.D2" office:value-type="string">
            <text:p text:style-name="P18">AB</text:p>
          </table:table-cell>
        </table:table-row>
      </table:table>
      <text:p text:style-name="P11">ב. כמה ואיזה חולים אפשר להציל בלי החלפת כליות בכלל?</text:p>
      <text:p text:style-name="P11">ג. כמה <text:span text:style-name="T3">ואיזה חולים</text:span> אפשר להציל בעזרת <text:span text:style-name="T4">האלגוריתם למציאת שידוך גדול ביותר (שנלמד בכיתה)</text:span>?</text:p>
      <text:p text:style-name="P11">ד. כמה <text:span text:style-name="T5">ואיזה חולים</text:span> אפשר להציל בעזרת אלגוריתם <text:span text:style-name="T6">למציאת שלשות רבות ביותר (שלא נלמד בכיתה)?</text:span></text:p>
      <text:p text:style-name="P11"/>
      <text:p text:style-name="P30"/>
      <text:p text:style-name="Heading_20_2"><text:soft-page-break/>שאלה <text:span text:style-name="T45">4</text:span>: <text:span text:style-name="T38">החלפת כליות בישראל</text:span></text:p>
      <text:p text:style-name="P28"><text:span text:style-name="T17">א. באיזה מרכזים רפואיים בישראל אפשר להירשם להחלפת כליות?</text:span></text:p>
      <text:p text:style-name="P29">ב. מה<text:span text:style-name="T40">ו האורך המקסימלי של מעגל-החלפה בתוכנית הישראלית</text:span>?</text:p>
      <text:p text:style-name="P29">ג. באיזו תדירות מריצים את האלגוריתם לחיפוש מעגלים?</text:p>
      <text:p text:style-name="P29">ד. <text:span text:style-name="T39">האם האלגוריתם הממומש בישראל הוא רציונלי-ליחידים (individually-rational)? הוכיחו את טענתכם בעזרת שלוש טענות לפחות מתוך אתר משרד הבריאות.</text:span></text:p>
      <text:p text:style-name="P48"/>
      <text:p text:style-name="P46">שאלה <text:span text:style-name="T45">5</text:span>: <text:span text:style-name="T43">החלפת כליות - תיכנות</text:span></text:p>
      <text:p text:style-name="P26">כיתבו <text:span text:style-name="T38">פונקציה</text:span>, בשפת-תיכנות לבחירתכם או בפסואודו-קוד, המקבלת מטריצת התאמה בין זוגות, ומוצאת <text:span text:style-name="T36">מעגלים </text:span><text:span text:style-name="T33">באורך 2 או באורך 3</text:span><text:span text:style-name="T36">, כך שמספר המושתלים הכולל הוא הגבוה ביותר. הפונקציה לא חייבת להיות יעילה חישובית (כלומר, אפשר לכתוב פתרון brute force). <text:s text:c="2"/>כותרת הפונקציה:</text:span></text:p>
      <text:p text:style-name="P32">void find_max_matches(matrix&lt;bool&gt; compatible);</text:p>
      <text:p text:style-name="P39"><text:span text:style-name="T38">המטריצה </text:span>compatible מתאר<text:span text:style-name="T38">ת</text:span> <text:span text:style-name="T38">התאמה בין תורם לחולה. <text:s text:c="2"/></text:span>למשל compatible[1<text:span text:style-name="T36">1</text:span>,2<text:span text:style-name="T36">2</text:span>]==true אומר שתורם מספר <text:span text:style-name="T36">11</text:span> יכול לתרום לחולה מספר <text:span text:style-name="T36">22</text:span>; <text:s/>compatible[2<text:span text:style-name="T36">2</text:span>,1<text:span text:style-name="T36">1</text:span>]==true אומר שתורם מספר <text:span text:style-name="T36">22</text:span> יכול לתרום לחולה מספר <text:span text:style-name="T36">11 (שימו לב – המטריצה לא בהכרח סימטרית).</text:span></text:p>
      <text:p text:style-name="P40">פלט לדוגמה:</text:p>
      <text:p text:style-name="P35">Length 2 cycle: 11→22 and 22→11 </text:p>
      <text:p text:style-name="P35">Length 3 cycle: 44→55 and 55→99 and 99→44</text:p>
      <text:p text:style-name="P35"/>
      <text:p text:style-name="P35"/>
      <text:p text:style-name="P20"><text:span text:style-name="T25">מ</text:span><text:span text:style-name="T24">אמרים להרחבה ולמטלת-רשות</text:span></text:p>
      <text:list xml:id="list300198671" text:style-name="L1">
        <text:list-item>
          <text:p text:style-name="P31"><text:span text:style-name="T26">C Hajaj, JP Dickerson, A Hassidim, T Sandholm (2015): "</text:span><text:bookmark text:name="FFvPvMSEOX8J"/><text:a xlink:type="simple" xlink:href="http://www.aaai.org/ocs/index.php/AAAI/AAAI15/paper/viewFile/9882/9389" text:style-name="Internet_20_link" text:visited-style-name="Visited_20_Internet_20_Link"><text:span text:style-name="T26">Strategy-Proof and Efficient Kidney</text:span></text:a><text:a xlink:type="simple" xlink:href="http://www.aaai.org/ocs/index.php/AAAI/AAAI15/paper/viewFile/9882/9389" text:style-name="Internet_20_link" text:visited-style-name="Visited_20_Internet_20_Link"><text:span text:style-name="T32"> </text:span></text:a><text:a xlink:type="simple" xlink:href="http://www.aaai.org/ocs/index.php/AAAI/AAAI15/paper/viewFile/9882/9389" text:style-name="Internet_20_link" text:visited-style-name="Visited_20_Internet_20_Link"><text:span text:style-name="T26">Exchange</text:span></text:a><text:a xlink:type="simple" xlink:href="http://www.aaai.org/ocs/index.php/AAAI/AAAI15/paper/viewFile/9882/9389" text:style-name="Internet_20_link" text:visited-style-name="Visited_20_Internet_20_Link"><text:span text:style-name="T32"> </text:span></text:a><text:a xlink:type="simple" xlink:href="http://www.aaai.org/ocs/index.php/AAAI/AAAI15/paper/viewFile/9882/9389" text:style-name="Internet_20_link" text:visited-style-name="Visited_20_Internet_20_Link"><text:span text:style-name="T26">Using a Credit Mechanism</text:span></text:a><text:span text:style-name="T26">"</text:span></text:p>
        </text:list-item>
        <text:list-item>
          <text:p text:style-name="P31"><text:span text:style-name="T27">I Ashlagi, F Fischer, IA Kash, AD Procaccia</text:span><text:span text:style-name="T28"> (2015): "</text:span><text:a xlink:type="simple" xlink:href="https://www.sciencedirect.com/science/article/pii/S089982561300081X" text:style-name="Internet_20_link" text:visited-style-name="Visited_20_Internet_20_Link"><text:span text:style-name="T27">Mix and match: A strategyproof mechanism for multi-hospital kidney exchange</text:span></text:a><text:span text:style-name="T28">".</text:span></text:p>
        </text:list-item>
        <text:list-item>
          <text:p text:style-name="P31"><text:span text:style-name="T27">DJ Abraham, A Blum, T Sandholm</text:span><text:span text:style-name="T28"> (2007): "</text:span><text:a xlink:type="simple" xlink:href="https://dl.acm.org/citation.cfm?id=1250954" text:style-name="Internet_20_link" text:visited-style-name="Visited_20_Internet_20_Link"><text:span text:style-name="T28">Clearing algorithms for barter exchange markets: Enabling nationwide </text:span></text:a><text:a xlink:type="simple" xlink:href="https://dl.acm.org/citation.cfm?id=1250954" text:style-name="Internet_20_link" text:visited-style-name="Visited_20_Internet_20_Link"><text:span text:style-name="T29">kidney exchanges‏</text:span></text:a><text:span text:style-name="T29">".</text:span></text:p>
        </text:list-item>
        <text:list-item>
          <text:p text:style-name="P31"><text:span text:style-name="T29">MU Ünver</text:span><text:span text:style-name="T30"> (2010): "</text:span><text:bookmark text:name="ASbUAPkQwlkJ"/><text:a xlink:type="simple" xlink:href="https://academic.oup.com/restud/article-abstract/77/1/372/1547330" text:style-name="Internet_20_link" text:visited-style-name="Visited_20_Internet_20_Link"><text:span text:style-name="T29">Dynamic kidney exchange‏</text:span></text:a><text:span text:style-name="T30">"</text:span></text:p>
        </text:list-item>
        <text:list-item>
          <text:p text:style-name="P31"><text:span text:style-name="T30">JP Dickerson, AD Procaccia, T Sandholm (2013): "</text:span><text:bookmark text:name="papWoSYK2Q4J"/><text:a xlink:type="simple" xlink:href="https://dl.acm.org/citation.cfm?id=2482596" text:style-name="Internet_20_link" text:visited-style-name="Visited_20_Internet_20_Link"><text:span text:style-name="T30">Failure-aware kidney exchange‏</text:span></text:a><text:span text:style-name="T30">"</text:span></text:p>
        </text:list-item>
        <text:list-item>
          <text:p text:style-name="P31"><text:span text:style-name="T30">JP Dickerson, AD Procaccia, T Sandholm</text:span><text:span text:style-name="T26"> (2014): "</text:span><text:bookmark text:name="8veqLzKaBtwJ"/><text:a xlink:type="simple" xlink:href="https://dl.acm.org/citation.cfm?id=2617407" text:style-name="Internet_20_link" text:visited-style-name="Visited_20_Internet_20_Link"><text:span text:style-name="T30">Price of fairness in kidney exchange‏</text:span></text:a><text:span text:style-name="T26">"</text:span></text:p>
        </text:list-item>
        <text:list-item>
          <text:p text:style-name="P31"><text:span text:style-name="T26">I Ashlagi, AE Roth (2012): "</text:span><text:a xlink:type="simple" xlink:href="https://www.aeaweb.org/articles?id=10.1257/aer.102.3.354" text:style-name="Internet_20_link" text:visited-style-name="Visited_20_Internet_20_Link"><text:span text:style-name="T26">New challenges in multihospital kidney exchange‏</text:span></text:a><text:span text:style-name="T26">"</text:span></text:p>
        </text:list-item>
        <text:list-item>
          <text:p text:style-name="P22"><text:span text:style-name="T26">S Luo, P Tang </text:span><text:span text:style-name="T31">(2015), </text:span><text:span text:style-name="T26">"</text:span><text:bookmark text:name="sxXbqu56YbkJ"/><text:a xlink:type="simple" xlink:href="https://www.aaai.org/ocs/index.php/IJCAI/IJCAI15/paper/viewPaper/10748" text:style-name="Internet_20_link" text:visited-style-name="Visited_20_Internet_20_Link"><text:span text:style-name="T26">Mechanism design and implementation for lung exchange‏</text:span></text:a><text:span text:style-name="T31">"</text:span></text:p>
        </text:list-item>
        <text:list-item>
          <text:p text:style-name="P22"><text:span text:style-name="T31"/></text:p>
        </text:list-item>
      </text:list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5-23T13:16:20.741130016</dc:date>
    <meta:editing-duration>P9DT8H12M33S</meta:editing-duration>
    <meta:editing-cycles>1099</meta:editing-cycles>
    <dc:creator>Erel Segal-Halevi</dc:creator>
    <meta:document-statistic meta:table-count="1" meta:image-count="0" meta:object-count="0" meta:page-count="3" meta:paragraph-count="55" meta:word-count="540" meta:character-count="3208" meta:non-whitespace-character-count="2719"/>
  </office:meta>
</office:document-meta>
</file>